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Resource.is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Resource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setLocal( boolean 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check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Resource.LazyResour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setContentLength( long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init( Resource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Resource.setExists( boolean exi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